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line-height="200%" fo:text-align="end"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center"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4" style:family="paragraph" style:parent-style-name="Standard">
      <style:paragraph-properties fo:line-height="200%"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5" style:family="paragraph" style:parent-style-name="Standard">
      <style:paragraph-properties fo:line-height="200%" fo:text-align="start" style:justify-single-word="false"/>
      <style:text-properties fo:font-variant="normal" fo:text-transform="none" fo:color="#000000" style:font-name="Times New Roman" fo:font-size="12pt" fo:letter-spacing="normal" fo:font-style="normal" style:text-underline-style="none" fo:font-weight="normal" style:font-size-asian="12pt" style:font-style-asian="normal" style:font-size-complex="12pt" style:font-style-complex="normal"/>
    </style:style>
    <style:style style:name="P6" style:family="paragraph" style:parent-style-name="Standard">
      <style:paragraph-properties fo:line-height="200%"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7" style:family="paragraph" style:parent-style-name="Standard">
      <style:paragraph-properties fo:line-height="200%" fo:text-align="start" style:justify-single-word="false"/>
      <style:text-properties style:font-name="Times New Roman"/>
    </style:style>
    <style:style style:name="T1" style:family="text">
      <style:text-properties fo:font-variant="normal" fo:text-transform="none" fo:color="#000000" fo:font-size="12pt" fo:letter-spacing="normal" fo:font-style="normal" fo:font-weight="normal" style:font-size-asian="12pt" style:font-size-complex="12pt"/>
    </style:style>
    <style:style style:name="T2" style:family="text">
      <style:text-properties fo:font-variant="normal" fo:text-transform="none" fo:color="#000000" fo:font-size="12pt" fo:letter-spacing="normal" fo:font-style="normal" style:text-underline-style="none" fo:font-weight="normal" style:font-size-asian="12pt" style:font-style-asian="normal" style:font-size-complex="12pt" style:font-style-complex="normal"/>
    </style:style>
    <style:style style:name="T3" style:family="text">
      <style:text-properties fo:font-variant="normal" fo:text-transform="none" fo:color="#000000" fo:font-size="12pt" fo:letter-spacing="normal" fo:font-style="italic" style:text-underline-style="none" fo:font-weight="normal" style:font-size-asian="12pt" style:font-style-asian="italic" style:font-size-complex="12pt" style:font-style-complex="italic"/>
    </style:style>
    <style:style style:name="T4" style:family="text">
      <style:text-properties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imothy Cayer</text:p>
      <text:p text:style-name="P2">Professor Rosenberg</text:p>
      <text:p text:style-name="P2">English 101</text:p>
      <text:p text:style-name="P2">October 31, 2017</text:p>
      <text:p text:style-name="P3">Why I Don't Spare Change</text:p>
      <text:p text:style-name="P4"><text:tab/>There are some people who are poor and genuinely deserve help. But there are also others who, perhaps through alcohol or drugs, have ruined not only their own lives but also the lives of others. Perhaps alcoholism and drug addiction really are “diseases,” as many people say, but my own feeling is that most alcoholics and drug addicts can be classified with the “undeserving poor.” And that is largely why I don't distribute spare change to beggars.</text:p>
      <text:p text:style-name="P4"><text:tab/>But surely among the beggars there are also some who can rightly be called deserving.<text:span text:style-name="T4"> If I give some change to a beggar, am I making a contribution to charity and thereby helping someone? Is this gesture just encouraging them to not get help? Or even worse, am I supporting a con artist? There is simply no way to know their true intentions.</text:span></text:p>
      <text:p text:style-name="P7"><text:span text:style-name="T1"><text:tab/>If one believes in the value of private charity, one can give either to needy individuals or to charitable organizations. In giving to a beggar, one may indeed be helping a person who badly needs help, but one cannot be certain that one is giving to a needy individual. In giving to an organization such as the United Way, in contrast, one can feel that one's money is likely to be used wisely. True, confronted by a beggar one may feel that </text:span><text:span text:style-name="T3">this</text:span><text:span text:style-name="T2"> particular unfortunate individual needs help at </text:span><text:span text:style-name="T3">this</text:span><text:span text:style-name="T2"> moment and the need will not be met unless I put my hand in my pocket right now. But I have come to think that the beggars whom I encounter can get along without my spare </text:span><text:span text:style-name="T2">change, and indeed perhaps they are actually better off not having money to buy liquor or drugs.</text:span></text:p>
      <text:p text:style-name="P5"><text:soft-page-break/><text:tab/>It happens that in my neighborhood I encounter few beggars. There is one fellow who is always by the bus stop where I catch the bus to the college, and I never give him anything precisely because he is always there. He is such a regular that, I think, he ought to be able to hold a regular job. Putting him aside, I probably don't encounter more than three or four beggars in a week. The truth of the matter is that since I meet so few beggars, I could give each one a dollar and hardly feel the loss. At most, I might go without seeing a movie some week. But I know nothing about these people, and it's my impression that they simply prefer begging to working. I am not generalizing about beggars, and certainly I am not talking about beggars in the big urban centers. I am talking only about the people whom I actually encounter.</text:p>
      <text:p text:style-name="P5"><text:tab/>That's why I usually do not give spare change, and I don't think I will in the future. These people will get along without me. Someone else will come up with money for their coffee or their liquor, or, at worst, they will just have to do without. I will continue to contribute occasionally to a charitable organization, not simply to salve my conscience but because I believe that these organizations actually do good work. But I will not attempt to be a mini-charitable organization, distributing spare chan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line-height="200%" fo:text-align="end" style:justify-single-word="false"/>
    </style:style>
    <style:page-layout style:name="M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svg:height="0.5in" fo:margin-left="0in" fo:margin-right="0in" fo:margin-bottom="0in" style:shadow="none" fo:background-color="transparent" style:dynamic-spacing="false">
          <style:background-image/>
        </style:header-footer-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Cayer <text:page-number text:select-page="current">2</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10-07T16:49:07</meta:creation-date>
    <dc:date>2017-10-31T14:59:34.32</dc:date>
    <dc:creator>Timothy Cayer</dc:creator>
    <meta:editing-duration>P1DT7H27M25S</meta:editing-duration>
    <meta:editing-cycles>28</meta:editing-cycles>
    <meta:generator>OpenOffice/4.1.3$Win32 OpenOffice.org_project/413m1$Build-9783</meta:generator>
    <meta:document-statistic meta:table-count="0" meta:image-count="0" meta:object-count="0" meta:page-count="2" meta:paragraph-count="11" meta:word-count="546" meta:character-count="2995"/>
  </office:meta>
</office:document-meta>
</file>